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a9c" officeooo:paragraph-rsid="0007ea9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07ea9c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7ea9c" officeooo:paragraph-rsid="0007ea9c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8d867" officeooo:paragraph-rsid="0008d86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91ea4" officeooo:paragraph-rsid="00091ea4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a3ec2" officeooo:paragraph-rsid="000a3ec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b266c" officeooo:paragraph-rsid="000b266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b43bc" officeooo:paragraph-rsid="000b43bc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bfb59" officeooo:paragraph-rsid="000bfb59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b7ea" officeooo:paragraph-rsid="000cb7ea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d550e" officeooo:paragraph-rsid="000d550e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f524c" officeooo:paragraph-rsid="000f524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0257c" officeooo:paragraph-rsid="0010257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16fca" officeooo:paragraph-rsid="00116fca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f524c" officeooo:paragraph-rsid="000f524c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17698" officeooo:paragraph-rsid="00117698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11ed99" officeooo:paragraph-rsid="0011ed99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367ef" officeooo:paragraph-rsid="001367ef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42a92" officeooo:paragraph-rsid="00142a92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158968" officeooo:paragraph-rsid="00158968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166410" officeooo:paragraph-rsid="00166410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863b7" officeooo:paragraph-rsid="001863b7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19d67b" officeooo:paragraph-rsid="0019d67b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1b2c0d" officeooo:paragraph-rsid="001b2c0d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1c3d1e" officeooo:paragraph-rsid="001c3d1e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1d9869" officeooo:paragraph-rsid="001d9869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e714f" officeooo:paragraph-rsid="001e714f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1f0109" officeooo:paragraph-rsid="001f0109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3d1e"/>
    </style:style>
    <style:style style:name="T3" style:family="text">
      <style:text-properties officeooo:rsid="001f01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2"/>
      <text:p text:style-name="P1">UNIX Shell</text:p>
      <text:list xml:id="list5642541337017278625" text:style-name="L1">
        <text:list-item>
          <text:p text:style-name="P3">Introduction to Version Control</text:p>
        </text:list-item>
        <text:list-item>
          <text:p text:style-name="P4">SoftwareCarpentry.com</text:p>
          <text:list>
            <text:list-item>
              <text:p text:style-name="P4">Slides with CC to teach git and basic programming</text:p>
            </text:list-item>
          </text:list>
        </text:list-item>
        <text:list-item>
          <text:p text:style-name="P4">Shell Commands</text:p>
          <text:list>
            <text:list-item>
              <text:p text:style-name="P5">ls -F</text:p>
            </text:list-item>
            <text:list-item>
              <text:p text:style-name="P5">ls -s -h</text:p>
            </text:list-item>
            <text:list-item>
              <text:p text:style-name="P5">rm remove file</text:p>
            </text:list-item>
            <text:list-item>
              <text:p text:style-name="P5">rmdir remove dir</text:p>
            </text:list-item>
            <text:list-item>
              <text:p text:style-name="P5">rm -rf removes all files and folders</text:p>
            </text:list-item>
            <text:list-item>
              <text:p text:style-name="P6">nano as the text edtior of choice</text:p>
            </text:list-item>
            <text:list-item>
              <text:p text:style-name="P7">wc for the word count: lines, words and characters</text:p>
            </text:list-item>
            <text:list-item>
              <text:p text:style-name="P7">&gt; to write output into a file</text:p>
            </text:list-item>
            <text:list-item>
              <text:p text:style-name="P7">cat to concatenate files</text:p>
            </text:list-item>
            <text:list-item>
              <text:p text:style-name="P7">sort files</text:p>
            </text:list-item>
            <text:list-item>
              <text:p text:style-name="P7">head -1</text:p>
            </text:list-item>
            <text:list-item>
              <text:p text:style-name="P7">mkdir -p in order to create directories when needed only</text:p>
            </text:list-item>
            <text:list-item>
              <text:p text:style-name="P8">grep -n prints also the line numbers</text:p>
            </text:list-item>
            <text:list-item>
              <text:p text:style-name="P9">grep -i -v case insensitive and inverse the match</text:p>
            </text:list-item>
            <text:list-item>
              <text:p text:style-name="P10">find type -d, for type directories</text:p>
            </text:list-item>
            <text:list-item>
              <text:p text:style-name="P10">find type -f, for files</text:p>
            </text:list-item>
            <text:list-item>
              <text:p text:style-name="P11">find -maxdepth -1, go for files in 1 level within the current directory</text:p>
            </text:list-item>
            <text:list-item>
              <text:p text:style-name="P11">find -empty, to find empty dirs or files</text:p>
            </text:list-item>
            <text:list-item>
              <text:p text:style-name="P11">find -perm, find by permission</text:p>
            </text:list-item>
            <text:list-item>
              <text:p text:style-name="P12">find -name, with a specific name</text:p>
            </text:list-item>
            <text:list-item>
              <text:p text:style-name="P12">'' to stop the shell expansion, *.txt is different from '*.txt'</text:p>
              <text:list>
                <text:list-item>
                  <text:p text:style-name="P13">Double quotes are different from single quotes</text:p>
                </text:list-item>
                <text:list-item>
                  <text:p text:style-name="P13">“” stops the expansion but prints variables</text:p>
                </text:list-item>
                <text:list-item>
                  <text:p text:style-name="P13">'' stops the expansion and also the variables</text:p>
                </text:list-item>
              </text:list>
            </text:list-item>
            <text:list-item>
              <text:p text:style-name="P12">`` it will replace the output </text:p>
              <text:list>
                <text:list-item>
                  <text:p text:style-name="P14">Another way to capture the ouput is $( <text:s text:c="3"/>)</text:p>
                </text:list-item>
              </text:list>
            </text:list-item>
            <text:list-item>
              <text:p text:style-name="P12">ps, list of <text:span text:style-name="T3">processes</text:span> running now! <text:span text:style-name="T1">How is on a mac?</text:span></text:p>
            </text:list-item>
            <text:list-item>
              <text:p text:style-name="P15">% runs the program in the background</text:p>
            </text:list-item>
            <text:list-item>
              <text:p text:style-name="P28">chmod command to change permissions</text:p>
              <text:list>
                <text:list-item>
                  <text:p text:style-name="P28">chmod u=rwx &lt;file &gt; is equivalent to chmod 700 &lt;file&gt;</text:p>
                </text:list-item>
                <text:list-item>
                  <text:p text:style-name="P28">Look for the other permission shortcuts </text:p>
                </text:list-item>
              </text:list>
            </text:list-item>
            <text:list-item>
              <text:p text:style-name="P15">command Z to pause a program</text:p>
            </text:list-item>
            <text:list-item>
              <text:p text:style-name="P15">jobs shows programs in the background</text:p>
            </text:list-item>
            <text:list-item>
              <text:p text:style-name="P15">fg brings to the foreground</text:p>
            </text:list-item>
            <text:list-item>
              <text:p text:style-name="P15">kill the process</text:p>
            </text:list-item>
            <text:list-item>
              <text:p text:style-name="P15">echo $ prints a variable</text:p>
            </text:list-item>
            <text:list-item>
              <text:p text:style-name="P16"><text:soft-page-break/>&gt;&gt; append something to a file</text:p>
              <text:list>
                <text:list-item>
                  <text:p text:style-name="P16">Different from &gt; that just add to a file</text:p>
                </text:list-item>
              </text:list>
            </text:list-item>
            <text:list-item>
              <text:p text:style-name="P17">2&gt; redirects a stderr to the stdout</text:p>
              <text:list>
                <text:list-item>
                  <text:p text:style-name="P17">1&gt; refers to the stdout</text:p>
                </text:list-item>
                <text:list-item>
                  <text:p text:style-name="P17">2&gt; refers to the stderr</text:p>
                </text:list-item>
              </text:list>
            </text:list-item>
            <text:list-item>
              <text:p text:style-name="P18">&amp;&gt; redirect both 1&gt; and 2&gt; to the same file</text:p>
            </text:list-item>
            <text:list-item>
              <text:p text:style-name="P18">which bash, to find the bash directory</text:p>
            </text:list-item>
          </text:list>
        </text:list-item>
        <text:list-item>
          <text:p text:style-name="P19">SSH Commands</text:p>
          <text:list>
            <text:list-item>
              <text:p text:style-name="P19">scp is a secure copy</text:p>
            </text:list-item>
            <text:list-item>
              <text:p text:style-name="P19">scp -r is a recursive copy for directories and subdirs</text:p>
            </text:list-item>
            <text:list-item>
              <text:p text:style-name="P20">df refers to disk usage</text:p>
            </text:list-item>
            <text:list-item>
              <text:p text:style-name="P20">df -h </text:p>
            </text:list-item>
            <text:list-item>
              <text:p text:style-name="P20">ssh -A to push in Linux one key to another computer</text:p>
            </text:list-item>
            <text:list-item>
              <text:p text:style-name="P21">scp (source)(target)</text:p>
            </text:list-item>
            <text:list-item>
              <text:p text:style-name="P22">xargs</text:p>
              <text:list>
                <text:list-item>
                  <text:p text:style-name="P22">A lot of commands accept a list of arguments, not a standard input</text:p>
                </text:list-item>
                <text:list-item>
                  <text:p text:style-name="P23">Elegant way to perform loops over many files</text:p>
                </text:list-item>
                <text:list-item>
                  <text:p text:style-name="P23">find ./*/* -name '*.nc' | xargs chmod u=rwx</text:p>
                </text:list-item>
              </text:list>
            </text:list-item>
          </text:list>
        </text:list-item>
        <text:list-item>
          <text:p text:style-name="P24">Exercise related to backed up files in the server <text:span text:style-name="T2">&gt;&gt; test on the </text:span></text:p>
          <text:list>
            <text:list-item>
              <text:p text:style-name="P24">Zip all files</text:p>
              <text:list>
                <text:list-item>
                  <text:p text:style-name="P24">for files in *.*; do zip $file.zip $file; done</text:p>
                </text:list-item>
              </text:list>
            </text:list-item>
            <text:list-item>
              <text:p text:style-name="P24">Change permission of all zip files</text:p>
              <text:list>
                <text:list-item>
                  <text:p text:style-name="P24">find . -name '*.zip' | xargs chmod u=rwx</text:p>
                </text:list-item>
              </text:list>
            </text:list-item>
            <text:list-item>
              <text:p text:style-name="P24">Unzip all files</text:p>
              <text:list>
                <text:list-item>
                  <text:p text:style-name="P24">for files in *.zip; do unzip $file.zip $file; done</text:p>
                </text:list-item>
              </text:list>
            </text:list-item>
            <text:list-item>
              <text:p text:style-name="P24">Sync with recursive and verbose options</text:p>
              <text:list>
                <text:list-item>
                  <text:p text:style-name="P24">rsync -rv /home/newa/aa/aa/* /home/newa/WP2/</text:p>
                </text:list-item>
              </text:list>
            </text:list-item>
          </text:list>
        </text:list-item>
        <text:list-item>
          <text:p text:style-name="P25">Pattern matching</text:p>
          <text:list>
            <text:list-item>
              <text:p text:style-name="P25">* all characters</text:p>
            </text:list-item>
            <text:list-item>
              <text:p text:style-name="P25">?? only two characters</text:p>
            </text:list-item>
            <text:list-item>
              <text:p text:style-name="P25">[a-c]* starts with a, b or c</text:p>
            </text:list-item>
            <text:list-item>
              <text:p text:style-name="P25">ls *.{png,jpg} more than one pattern</text:p>
            </text:list-item>
          </text:list>
        </text:list-item>
        <text:list-item>
          <text:p text:style-name="P26">Compression and Aggregation tools</text:p>
          <text:list>
            <text:list-item>
              <text:p text:style-name="P26">tar a file to concatenate all with tar cvf</text:p>
            </text:list-item>
            <text:list-item>
              <text:p text:style-name="P26">compress with gzip</text:p>
            </text:list-item>
            <text:list-item>
              <text:p text:style-name="P26">move </text:p>
            </text:list-item>
            <text:list-item>
              <text:p text:style-name="P26">uncompress with gunzip</text:p>
            </text:list-item>
            <text:list-item>
              <text:p text:style-name="P26">untar the file tar xvf</text:p>
            </text:list-item>
          </text:list>
        </text:list-item>
        <text:list-item>
          <text:p text:style-name="P27">Symbolic links: you can point to files or directories so they can be treated together</text:p>
          <text:list>
            <text:list-item>
              <text:p text:style-name="P27">ln -s linkfile oldfile</text:p>
            </text:list-item>
            <text:list-item>
              <text:p text:style-name="P27">Usage: link a new script to an old script</text:p>
            </text:list-item>
          </text:list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19T14:22:12.873420034</meta:creation-date>
    <meta:generator>LibreOffice/4.3.7.2$Linux_X86_64 LibreOffice_project/430$Build-2</meta:generator>
    <dc:date>2018-11-20T15:08:47.218216943</dc:date>
    <dc:creator>user01 </dc:creator>
    <meta:editing-duration>PT4H39M55S</meta:editing-duration>
    <meta:editing-cycles>19</meta:editing-cycles>
    <meta:document-statistic meta:table-count="0" meta:image-count="0" meta:object-count="0" meta:page-count="2" meta:paragraph-count="85" meta:word-count="589" meta:character-count="2809" meta:non-whitespace-character-count="2378"/>
  </office:meta>
</office:document-meta>
</file>